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ed03c"/>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42fa7"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color="#0000ff"/>
    </style:style>
    <style:style style:name="P5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4"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loext:graphic-properties draw:fill="solid" draw:fill-color="#eeeeee" draw:opacity="100%"/>
      <style:paragraph-properties fo:background-color="#eeeeee"/>
    </style:style>
    <style:style style:name="P81" style:family="paragraph" style:parent-style-name="First_20_line_20_indent">
      <loext:graphic-properties draw:fill="solid" draw:fill-color="#eeeeee" draw:opacity="100%"/>
      <style:paragraph-properties fo:background-color="#eeeeee"/>
      <style:text-properties fo:language="ru" fo:country="RU"/>
    </style:style>
    <style:style style:name="P8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3" style:family="paragraph" style:parent-style-name="Text_20_body">
      <style:paragraph-properties fo:margin-left="0in" fo:margin-right="0in" fo:text-align="justify" style:justify-single-word="false" fo:text-indent="0in" style:auto-text-indent="false"/>
    </style:style>
    <style:style style:name="P84" style:family="paragraph" style:parent-style-name="Text_20_body">
      <style:paragraph-properties fo:margin-left="0in" fo:margin-right="0in" fo:text-align="justify" style:justify-single-word="false" fo:text-indent="0in" style:auto-text-indent="false"/>
      <style:text-properties fo:color="#800000"/>
    </style:style>
    <style:style style:name="P8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paragraph-properties fo:margin-left="0in" fo:margin-right="0in" fo:text-indent="0in" style:auto-text-indent="false"/>
      <style:text-properties fo:language="en" fo:country="US"/>
    </style:style>
    <style:style style:name="P96" style:family="paragraph" style:parent-style-name="Footnote">
      <style:text-properties fo:language="en" fo:country="US"/>
    </style:style>
    <style:style style:name="P97" style:family="paragraph" style:parent-style-name="Footnote">
      <style:text-properties fo:language="ru" fo:country="RU"/>
    </style:style>
    <style:style style:name="P98" style:family="paragraph" style:parent-style-name="Footnote">
      <style:text-properties fo:color="#800000" fo:language="ru" fo:country="RU"/>
    </style:style>
    <style:style style:name="P99" style:family="paragraph" style:parent-style-name="Footnot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a1330"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ab99e"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ba7d7"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d8ce2"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0d1a7"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ba7d7" officeooo:paragraph-rsid="002ba7d7" style:font-style-asian="normal" style:font-style-complex="normal"/>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8ce2" officeooo:paragraph-rsid="002d8ce2"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8ce2" officeooo:paragraph-rsid="003579bf" style:font-style-asian="normal" style:font-style-complex="normal"/>
    </style:style>
    <style:style style:name="P12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8ce2" officeooo:paragraph-rsid="003a2b05" style:font-style-asian="normal" style:font-style-complex="normal"/>
    </style:style>
    <style:style style:name="P12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8ce2" officeooo:paragraph-rsid="003dd575" style:font-style-asian="normal" style:font-style-complex="normal"/>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d8ce2" officeooo:paragraph-rsid="004b79c2"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e839a" officeooo:paragraph-rsid="00389a1d" style:font-style-asian="normal" style:font-style-complex="normal"/>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b34d" officeooo:paragraph-rsid="0033b34d" style:font-style-asian="normal" style:font-style-complex="normal"/>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a2b05" officeooo:paragraph-rsid="003a2b05" style:font-style-asian="normal" style:font-style-complex="normal"/>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b2468" officeooo:paragraph-rsid="003d8917" style:font-style-asian="normal" style:font-style-complex="normal"/>
    </style:style>
    <style:style style:name="P129"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3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4" style:family="paragraph" style:parent-style-name="Heading_20_1">
      <loext:graphic-properties draw:fill="solid" draw:fill-color="#eeeeee" draw:opacity="100%"/>
      <style:paragraph-properties fo:background-color="#eeeeee"/>
    </style:style>
    <style:style style:name="P135" style:family="paragraph" style:parent-style-name="Heading_20_1">
      <style:paragraph-properties fo:margin-left="0in" fo:margin-right="0in" fo:text-align="center" style:justify-single-word="false" fo:text-indent="0.1965in" style:auto-text-indent="false"/>
    </style:style>
    <style:style style:name="P136" style:family="paragraph" style:parent-style-name="Heading_20_2">
      <style:text-properties fo:language="en" fo:country="US"/>
    </style:style>
    <style:style style:name="P137" style:family="paragraph" style:parent-style-name="Heading_20_2">
      <style:text-properties fo:language="ru" fo:country="RU"/>
    </style:style>
    <style:style style:name="P138" style:family="paragraph" style:parent-style-name="Heading_20_2">
      <loext:graphic-properties draw:fill="solid" draw:fill-color="#eeeeee" draw:opacity="100%"/>
      <style:paragraph-properties fo:background-color="#eeeeee"/>
      <style:text-properties fo:language="ru" fo:country="RU"/>
    </style:style>
    <style:style style:name="P139" style:family="paragraph" style:parent-style-name="Heading_20_2">
      <loext:graphic-properties draw:fill="solid" draw:fill-color="#eeeeee" draw:opacity="100%"/>
      <style:paragraph-properties fo:background-color="#eeeeee"/>
    </style:style>
    <style:style style:name="P14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af97c"/>
    </style:style>
    <style:style style:name="T6" style:family="text">
      <style:text-properties fo:language="ru" fo:country="RU" officeooo:rsid="001bcda0"/>
    </style:style>
    <style:style style:name="T7" style:family="text">
      <style:text-properties fo:language="ru" fo:country="RU" officeooo:rsid="001ed03c"/>
    </style:style>
    <style:style style:name="T8" style:family="text">
      <style:text-properties fo:language="ru" fo:country="RU" officeooo:rsid="002a1330"/>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ru" fo:country="RU" fo:font-style="normal" style:font-style-asian="normal" style:font-style-complex="normal"/>
    </style:style>
    <style:style style:name="T19" style:family="text">
      <style:text-properties fo:color="#800000" fo:language="en" fo:country="US"/>
    </style:style>
    <style:style style:name="T20" style:family="text">
      <style:text-properties fo:color="#800000" fo:language="en" fo:country="US" fo:font-style="normal" style:font-style-asian="normal" style:font-style-complex="normal"/>
    </style:style>
    <style:style style:name="T21" style:family="text">
      <style:text-properties fo:color="#800000" fo:font-style="normal" style:font-style-asian="normal" style:font-style-complex="normal"/>
    </style:style>
    <style:style style:name="T22" style:family="text">
      <style:text-properties fo:color="#ff6600"/>
    </style:style>
    <style:style style:name="T23" style:family="text">
      <style:text-properties fo:color="#ff6600" fo:language="ru" fo:country="RU"/>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officeooo:rsid="004e0439"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loext:char-shading-value="0"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fo:color="#0066ff"/>
    </style:style>
    <style:style style:name="T43" style:family="text">
      <style:text-properties fo:color="#0066ff" fo:language="en" fo:country="US" fo:font-style="normal" fo:background-color="transparent" loext:char-shading-value="0" style:font-style-asian="normal" style:font-style-complex="normal"/>
    </style:style>
    <style:style style:name="T44" style:family="text">
      <style:text-properties officeooo:rsid="00200c5c"/>
    </style:style>
    <style:style style:name="T45" style:family="text">
      <style:text-properties officeooo:rsid="00252f13"/>
    </style:style>
    <style:style style:name="T46" style:family="text">
      <style:text-properties officeooo:rsid="002ba7d7"/>
    </style:style>
    <style:style style:name="T47" style:family="text">
      <style:text-properties officeooo:rsid="002d8ce2"/>
    </style:style>
    <style:style style:name="T48" style:family="text">
      <style:text-properties officeooo:rsid="002e839a"/>
    </style:style>
    <style:style style:name="T49" style:family="text">
      <style:text-properties officeooo:rsid="00306247"/>
    </style:style>
    <style:style style:name="T50" style:family="text">
      <style:text-properties officeooo:rsid="00322fee"/>
    </style:style>
    <style:style style:name="T51" style:family="text">
      <style:text-properties officeooo:rsid="00389a1d"/>
    </style:style>
    <style:style style:name="T52" style:family="text">
      <style:text-properties officeooo:rsid="0039afe8"/>
    </style:style>
    <style:style style:name="T53" style:family="text">
      <style:text-properties officeooo:rsid="003a2b05"/>
    </style:style>
    <style:style style:name="T54" style:family="text">
      <style:text-properties officeooo:rsid="003dd575"/>
    </style:style>
    <style:style style:name="T55" style:family="text">
      <style:text-properties officeooo:rsid="00436f32"/>
    </style:style>
    <style:style style:name="T56" style:family="text">
      <style:text-properties officeooo:rsid="00467d96"/>
    </style:style>
    <style:style style:name="T57" style:family="text">
      <style:text-properties officeooo:rsid="0047ada1"/>
    </style:style>
    <style:style style:name="T58" style:family="text">
      <style:text-properties officeooo:rsid="0048dd71"/>
    </style:style>
    <style:style style:name="T59" style:family="text">
      <style:text-properties officeooo:rsid="004b79c2"/>
    </style:style>
    <style:style style:name="T60" style:family="text">
      <style:text-properties officeooo:rsid="004f38ef"/>
    </style:style>
    <style:style style:name="T61" style:family="text">
      <style:text-properties officeooo:rsid="0050d1a7"/>
    </style:style>
    <style:style style:name="T62" style:family="text">
      <style:text-properties officeooo:rsid="0052231c"/>
    </style:style>
    <style:style style:name="T63" style:family="text">
      <style:text-properties officeooo:rsid="00536f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6626810570593232"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6035718799914162733" text:style-name="L2">
        <text:list-item>
          <text:p text:style-name="P110">«Великие грифоны прошлого» - из канона (5<text:span text:style-name="T9">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8057274243327714202"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3">Единорог. Холост, молод, мечтателен. Живёт в Кантерлоте. В свободное время рисует облака.</text:p>
      <text:h text:style-name="Heading_20_3" text:outline-level="3">Алекс</text:h>
      <text:p text:style-name="P83">Менеджер проектов, над одним из которых (Нексус) работает Макс.</text:p>
      <text:h text:style-name="Heading_20_3" text:outline-level="3">Ростик</text:h>
      <text:p text:style-name="P83">Лидер команды тестировщиков</text:p>
      <text:h text:style-name="Heading_20_3" text:outline-level="3">Стас</text:h>
      <text:p text:style-name="P83">Программист-новичок в команде Макса.</text:p>
      <text:h text:style-name="Heading_20_3" text:outline-level="3"><text:soft-page-break/>Рома</text:h>
      <text:p text:style-name="P83">Программист в команде UI-программистов</text:p>
      <text:h text:style-name="Heading_20_3" text:outline-level="3">Анджела</text:h>
      <text:p text:style-name="P83">Сисадмин. Флиртует с Максом.</text:p>
      <text:p text:style-name="P83"/>
      <text:h text:style-name="Heading_20_2" text:outline-level="2">Положения</text:h>
      <text:p text:style-name="P8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36" text:outline-level="2">1. Терра</text:h>
      <text:p text:style-name="P27">музыка - кондовая электронная, холодная и отчаянная (Electronics “Disappointed”)</text:p>
      <text:p text:style-name="P85">&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8">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9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6">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6">– Ладно, <text:span text:style-name="T9">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9">RnD-</text:span><text:span text:style-name="T1">зоны</text:span><text:span text:style-name="T1"><text:note text:id="ftn3" text:note-class="footnote"><text:note-citation>3</text:note-citation><text:note-body><text:p text:style-name="P9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8">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3"><text:span text:style-name="T9">&gt;\</text:span>Привет, Нексус. Это Макс.</text:p>
      <text:p text:style-name="P53"><text:span text:style-name="T9">&lt;\</text:span>Привет Макс. <text:span text:style-name="T1">Рад тебя видеть. Где ты отсутствовал три дня?</text:span></text:p>
      <text:p text:style-name="P53"><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38">Так, что тут у нас? По логам видно, что <text:s/>три последних запроса вызвали сбои в работе кластера и заставили перегрузиться один из хостов.</text:p>
      <text:p text:style-name="P38">Введём-ка парочку <text:span text:style-name="T1">простейших</text:span> вопросов <text:span text:style-name="T1">для разминки</text:span>.</text:p>
      <text:p text:style-name="P38"/>
      <text:p text:style-name="P53"><text:span text:style-name="T9">&gt;\</text:span>Как называется наш проект?</text:p>
      <text:p text:style-name="P53"><text:span text:style-name="T9">&lt;\</text:span>Дайсон.</text:p>
      <text:p text:style-name="P53"><text:span text:style-name="T9">&gt;\</text:span>Сколько тебе лет?</text:p>
      <text:p text:style-name="P53"><text:soft-page-break/><text:span text:style-name="T9">&lt;\</text:span>Два года с начала запуска кластера.</text:p>
      <text:p text:style-name="P53"><text:span text:style-name="T9">&gt;\</text:span>Какой сейчас год?</text:p>
      <text:p text:style-name="P53"><text:span text:style-name="T9">&gt;\</text:span>202<text:span text:style-name="T1">6</text:span>-й.</text:p>
      <text:p text:style-name="P26"/>
      <text:p text:style-name="P38">Так, на закрытые словарные вопросы ответы есть <text:span text:style-name="T1">—</text:span> значит, речевой транслятор и база знаний в порядке.</text:p>
      <text:p text:style-name="P38">Проверим бизнес-логику на тестовой задачке.</text:p>
      <text:p text:style-name="P37"/>
      <text:p text:style-name="P53"><text:span text:style-name="T9">&gt;\</text:span>Нексус, отключи память <text:span text:style-name="T1">заданий</text:span> за последнюю неделю.</text:p>
      <text:p text:style-name="P53"><text:span text:style-name="T9">&lt;\</text:span>Выполнено.</text:p>
      <text:p text:style-name="P53"><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9">&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9">&lt;\</text:span><text:span text:style-name="T1">Выполняю задачу</text:span>...</text:p>
      <text:p text:style-name="P54"><text:span text:style-name="T9">&lt;\</text:span>...</text:p>
      <text:p text:style-name="P54"><text:span text:style-name="T9">&lt;\</text:span>Решение:</text:p>
      <text:p text:style-name="P5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38">Хм, не понял? Ч<text:span text:style-name="T1">ё</text:span> за хрень?</text:p>
      <text:p text:style-name="P38"/>
      <text:p text:style-name="P53"><text:span text:style-name="T9">&gt;</text:span>\Нексус, почему ты используешь жёсткие настройки <text:span text:style-name="T1">для решения задачи</text:span>?</text:p>
      <text:p text:style-name="P53"><text:span text:style-name="T9">&lt;\</text:span>Настройки правильные, <text:span text:style-name="T1">Макс</text:span>.</text:p>
      <text:p text:style-name="P26"/>
      <text:p text:style-name="P38">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8"><text:span text:style-name="T1">Ч</text:span>то у нас с аналитикой?</text:p>
      <text:p text:style-name="P16"/>
      <text:p text:style-name="P53"><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8">Вместо ответа Нексус выплюнул в консоль длинную строку букв и служебных символов, среди которых бросилась в глаза строка “<text:span text:style-name="T24">incompartible interface Analytics v.0.93 beta</text:span>”</text:p>
      <text:p text:style-name="P38">Ага, уже теплее.</text:p>
      <text:p text:style-name="P38"/>
      <text:p text:style-name="P53"><text:span text:style-name="T9">&gt;</text:span>\Нексус, выдай <text:span text:style-name="T1">краткую </text:span>диагностику модулей <text:span text:style-name="T1">аналитики</text:span></text:p>
      <text:p text:style-name="P38"/>
      <text:p text:style-name="P38">Йо! </text:p>
      <text:p text:style-name="P38">Видеокамеры молча наблюдают за поднятым вверх <text:span text:style-name="T1">большим пальцем</text:span>.</text:p>
      <text:p text:style-name="P38">Всё понятно. Версия аналитического модуля устарела и стала несовместимой с последним релизом кибермозга. </text:p>
      <text:p text:style-name="P38">Набираю номер прожект-мэнеджера.</text:p>
      <text:p text:style-name="P38"><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9">– </text:span>Окей. Спасибо, Макс. <text:span text:style-name="T1">Выручил.</text:span></text:p>
      <text:p text:style-name="P3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8"><text:span text:style-name="T1">– </text:span>Ааа, понятно. Ну ладно, у меня всё. <text:span text:style-name="T1">Отбой</text:span>!</text:p>
      <text:p text:style-name="P39"><text:span text:style-name="T1">– Отбой</text:span>. <text:span text:style-name="T1">Ещё раз спасибо, что помог. Жаль, что ты ушёл</text:span><text:span text:style-name="T9">.</text:span></text:p>
      <text:p text:style-name="P60">Гудки.</text:p>
      <text:p text:style-name="P38"><text:soft-page-break/><text:span text:style-name="T1">У</text:span>ходя попрощался с охранником, <text:span text:style-name="T1">увлечённо исследующим тему педофилии</text:span>.</text:p>
      <text:p text:style-name="P38">Всё, свободен. Хотя <text:s/><text:span text:style-name="T1">воскресенье</text:span> уже испорчен<text:span text:style-name="T1">о</text:span>.</text:p>
      <text:p text:style-name="P38"/>
      <text:p text:style-name="P86">***</text:p>
      <text:p text:style-name="P86"/>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6">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2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oft-page-break/><text:span text:style-name="T1">Блядь</text:span>, что за мысли пошли!</text:p>
      <text:p text:style-name="P1">Я вспомнил Влада, <text:span text:style-name="T9">&lt;</text:span><text:span text:style-name="T17">месяц</text:span><text:span text:style-name="T9">&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6">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6">Музыка быстрая, тревожная, надорваная и печальная (Pet Shop Boys “So Hard” ?)</text:p>
      <text:p text:style-name="P29"/>
      <text:p text:style-name="P8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38"><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валиума таких глюков у меня ни разу не было</text:span><text:span text:style-name="T3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3">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text:span><text:span text:style-name="T5">Годы недосы</text:span><text:span text:style-name="T6">п</text:span><text:span text:style-name="T5">а, </text:span><text:span text:style-name="T6">бетоном отложившиеся в затылке, высокое давление, </text:span><text:span text:style-name="T7">слезящиеся из-за посаженного вчистую зрения, </text:span><text:span text:style-name="T8">вяжущая боль в сердце</text:span><text:span text:style-name="T7">, </text:span><text:span text:style-name="T6">валиумная зависимость, </text:span><text:span text:style-name="T7">скрипучие из-за отложения солей суставы</text:span><text:span text:style-name="T6"> — всё ушло. </text:span><text:span text:style-name="T1">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17">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25">верх</text:span>…</text:p>
      <text:p text:style-name="P6">Тут м<text:span text:style-name="T9">еня, </text:span>наконец,<text:span text:style-name="T9"> стошнило. Буквально вывернуло наизнанку: из носа текло, в глазах стояли слёзы. </text:span></text:p>
      <text:p text:style-name="P6"><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text:soft-page-break/>– Я это… Извиняюсь. Сейчас вытру.</text:p>
      <text:p text:style-name="P6"><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2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2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7">Спи, сестра моя родная,<text:line-break/>Спи. Усни.<text:line-break/>Крыльями тебя укрою,<text:line-break/>Спи. Усни.</text:p><text:p text:style-name="P97"><text:tab/>В чаще тёмной волки воют,<text:line-break/>Спи. Усни.</text:p><text:p text:style-name="P97"><text:tab/>В мрачном замке духи ноют,<text:line-break/>Спи. Усни.</text:p><text:p text:style-name="P97"><text:tab/>Сказки вечность нам читает,<text:line-break/>Спи. Усни.<text:line-break/>День осенний угасает,<text:line-break/>Спи. Усни.<text:line-break/>Помни только в сне глубоком,</text:p><text:p text:style-name="P9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2">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4">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1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16">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25">,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text:soft-page-break/>Я ухватился за протянутую им лапу, а подошедшая Луна вцепилась зубами в его загривок и — оп-па! — мы таки втащили его на колесницу.</text:p>
      <text:p text:style-name="P6"><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6"><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9">–</text:span> ТЫ!!! ТЫ!..</text:p>
      <text:p text:style-name="P6"><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1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0"/>
      <text:h text:style-name="Heading_20_2" text:outline-level="2"><text:span text:style-name="T9">3. </text:span>Кантерлот</text:h>
      <text:p text:style-name="P57">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2558214253121140940"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95"><text:s/>Сколько страниц сегодня нахреначили?</text:p><text:p text:style-name="P96">– <text:span text:style-name="T1">Восемь, о учитель!</text:span></text:p><text:p text:style-name="P96">– Отлично. Надиктую ещё две и сбегаешь за кофе.</text:p></text:note-body></text:note></text:span></text:p>
        </text:list-item>
      </text:list>
      <text:p text:style-name="P8"/>
      <text:p text:style-name="P12">Я захлопнул “Основы заклинан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text:p>
      <text:p text:style-name="P55"><text:soft-page-break/><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55"><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5">парящие платформы.</text:span> Но дворцовым бюрократам необязательно ж знать, КАК я их уничтожаю, хе-хе! Некоторые из <text:span text:style-name="T25">платформ </text:span>уничтожаются путём <text:span text:style-name="T1">усиленного</text:span> износа, будучи частью экспериментальных колесниц! “Лорен” я сделал на базе <text:span text:style-name="T2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5">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text:soft-page-break/>– Не забуду. – пообещал я.</text:p>
      <text:p text:style-name="P17"/>
      <text:h text:style-name="Heading_20_2" text:outline-level="2"><text:span text:style-name="T9">4. </text:span>Библиотека</text:h>
      <text:p text:style-name="P18">&lt;<text:span text:style-name="T39">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text:soft-page-break/>–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0">–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7">Селестия нахмурилась и приняла грозный вид.</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16">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text:soft-page-break/>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2">–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37" text:outline-level="2"><text:span text:style-name="T9">5. </text:span>Индиго</text:h>
      <text:p text:style-name="P42"/>
      <text:p text:style-name="P42">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oft-page-break/><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9">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text:soft-page-break/>–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Ишь ты!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36" text:outline-level="2">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text:soft-page-break/>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40">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6">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7">—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9">40-6</text:span></text:h>
      <text:p text:style-name="P58">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6">Истончения </text:span>(быть может, к счастью). Всё, что я могу <text:span text:style-name="T9">— оставить тебе напутствие.</text:span></text:p>
      <text:p text:style-name="P5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7"><text:soft-page-break/>Тоже мне, философ выискался, Диоген копытный! Вот не люблю, когда всякие "гуру" с глубокомысленным видом порют чушь. Эквестрия <text:span text:style-name="T11">—</text:span> отличная страна, пони <text:span text:style-name="T11">— </text:span><text:span text:style-name="T9">прекрасные создания, порядки тут отличные!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32">— вся архитектура явно </text:span><text:span text:style-name="T27">была </text:span><text:span text:style-name="T32">заточена под крылатых. Таких, для которых приземлиться на балкон в тронном зале или уйти через портик на крыше</text:span><text:span text:style-name="T41"> </text:span><text:span text:style-name="T32">—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32"> </text:span><text:span text:style-name="T27">Его центр занимал высокий </text:span><text:span text:style-name="T32">кругл</text:span><text:span text:style-name="T27">ый</text:span><text:span text:style-name="T32"> матрац </text:span><text:span text:style-name="T27">с</text:span><text:span text:style-name="T32"> велик</text:span><text:span text:style-name="T27">им</text:span><text:span text:style-name="T32"> множество</text:span><text:span text:style-name="T27">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7">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text:soft-page-break/>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9">Мне печалиться не стоит</text:p><text:p text:style-name="P99">Жизнь прекрасна и ярка</text:p><text:p text:style-name="P99">Телом молода, душою —</text:p><text:p text:style-name="P99">Как дракон морской мудра</text:p><text:p text:style-name="P99"/><text:p text:style-name="P99">Я видала взлёт империй,</text:p><text:p text:style-name="P99">Я жила среди легенд,</text:p><text:p text:style-name="P99">Древней магии мистерий</text:p><text:p text:style-name="P99">Я прилежнейший студент</text:p><text:p text:style-name="P99"/><text:p text:style-name="P99">Обожаема народом,</text:p><text:p text:style-name="P99">Уважаема врагом,</text:p><text:p text:style-name="P99">Но друзей моих немного,</text:p><text:p text:style-name="P99">Но жжёт душу холодом</text:p><text:p text:style-name="P99"/><text:p text:style-name="P99">Одинока и печальна,</text:p><text:p text:style-name="P99">Недоступна и строга,</text:p><text:p text:style-name="P99">Потеряла изначальный</text:p><text:p text:style-name="P99">Смысл жизни навсегда</text:p><text:p text:style-name="P99"/><text:p text:style-name="P99">Жизнь моя теперь публична,</text:p><text:p text:style-name="P99">Жизнь моя теперь для всех,</text:p><text:p text:style-name="P99">В этом — горе, в этом — счастье,</text:p><text:p text:style-name="P99">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Тии скрылся за дверью.</text:p>
      <text:p text:style-name="P4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1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text:span text:style-name="T55">Сандалии сползли с её ног, один за другим. </text:span>Она призывно отвернула хвост в сторону и опустила <text:soft-page-break/>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неудобства.</text:p>
      <text:p text:style-name="P40"><text:span text:style-name="T9">–</text:span> А водку у вас принято пить?</text:p>
      <text:p text:style-name="P40"><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2">Слёзы злости душили меня, но я сдержался.</text:p>
      <text:p text:style-name="P42">– Охренеть. – сказал я холодно. – А я прям напрашивался!</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text:soft-page-break/>“...ох, я глупая...”</text:p>
      <text:p text:style-name="P42">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2">–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49">***</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От нечего делать, стал прислушиваться к полушёпоту, витавшему под сводами зала.</text:p>
      <text:p text:style-name="P6">…</text:p>
      <text:p text:style-name="P1"><text:span text:style-name="T32">– </text:span><text:span text:style-name="T27">Говорят, в Додж </text:span><text:span text:style-name="T34">Джанкшн</text:span><text:span text:style-name="T27">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32">– </text:span><text:span text:style-name="T34">А из Пинто Крика уже месяц нет новостей...</text:span></text:p>
      <text:p text:style-name="P6"><text:span text:style-name="T32">– </text:span><text:span text:style-name="T3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4">...“<text:span text:style-name="T1">Что я могу сделать, чтобы вернуть всё назад?</text:span>”</text:p>
      <text:p text:style-name="P14"><text:span text:style-name="T34">– </text:span><text:span text:style-name="T27">Так и сказала?</text:span></text:p>
      <text:p text:style-name="P1"><text:span text:style-name="T32">– </text:span><text:span text:style-name="T27">Да, </text:span><text:span text:style-name="T29">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4">– </text:span><text:span text:style-name="T27">Что бы это значило, Флер?</text:span></text:p>
      <text:p text:style-name="P14"><text:span text:style-name="T34">– </text:span><text:span text:style-name="T27">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2"><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1">Я сделал вид, что не заметил полунамёка в последнем предложении. Выяснять отношения мне не хотелось.</text:p>
      <text:p text:style-name="P41">– Порадовать, к сожалению, нечем. Твой приятель, Норфолк Каррус, исчез.</text:p>
      <text:p text:style-name="P41">– И Норф? О-о-о, нет!</text:p>
      <text:p text:style-name="P41">Селестия в отчаянии села на пол, прижав копыто к виску.</text:p>
      <text:p text:style-name="P41">– Что значит “и”? – поинтересовался я. – Исчез кто-то ещё?</text:p>
      <text:p text:style-name="P41">Аликорница опустошенно качала головой, тихо говоря в пространство:</text:p>
      <text:p text:style-name="P41">–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1">Аликорница подняла голову и растерянно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2">– Ну ок. Тогда она обрадуется следующей новости: я ухожу.</text:p>
      <text:p text:style-name="P42">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2">– А в мешочке что?</text:p>
      <text:p text:style-name="P42"><text:soft-page-break/>– Немного денег. Пусть ты и зол на меня, я отвечаю за тебя, пока ты живёшь в Эквестрии. Не отказывайся, прошу тебя,</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40"><text:span text:style-name="T10">&lt;</text:span><text:span text:style-name="T20">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0">&gt;</text:span></text:p>
      <text:p text:style-name="P1"><text:span text:style-name="T33">&lt;</text:span><text:span text:style-name="T43">Mark Knopfler - </text:span><text:span text:style-name="T42">Hill Farmer's Blues</text:span><text:span text:style-name="T33">&gt;</text:span></text:p>
      <text:p text:style-name="P44">***</text:p>
      <text:p text:style-name="P42"/>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м, а со мной связан элементаль?</text:p>
      <text:p text:style-name="P50">–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обрадовались элементали трёх пони-рас. И тоже объединились. Так возникли аликорны.</text:p>
      <text:p text:style-name="P50">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0">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0">Тут и сказке конец. А теперь, Эйприл, залазь на полку и закрывай глазки.</text:p>
      <text:p text:style-name="P50">– Ну ма-ам! Раскажи ещё что-нибудь! Про Сомбру!</text:p>
      <text:p text:style-name="P5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2">Вагоны убаюкивающе перестукивались по рельсам, унося меня прочь от Кантерлота. Я перевернулся на другой бок и провалился в сон.</text:p>
      <text:p text:style-name="P42"/>
      <text:h text:style-name="Heading_20_2" text:outline-level="2">10. Понивилль</text:h>
      <text:p text:style-name="P42"/>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2">–<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4"/>
      <text:p text:style-name="P22">***</text:p>
      <text:p text:style-name="P14"/>
      <text:p text:style-name="P1"><text:span text:style-name="T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9">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6">меткоискатели потом устроят во дворе за домом Макса эксперимент по </text:span><text:s/><text:span text:style-name="T16">полёту на реактивном воздушном змее с антиоблачной пушкой — хотят быть погодными пони</text:span>&gt;. А вот...</text:p>
      <text:p text:style-name="P1"><text:span text:style-name="T32">–</text:span><text:span text:style-name="T27"> Эй, </text:span><text:span text:style-name="T28">верзила, </text:span><text:span text:style-name="T27">поосторожнее, лягать тебя в круп! Куда прёшься-то?</text:span></text:p>
      <text:p text:style-name="P14">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118">– Слышь, <text:span text:style-name="T62">красавчик, </text:span>ты сидру перепил, или как? Чёй-та тебя мои фланки заинтересовали? Если хочешь подкатить оглобли, дак сначала я тя сводить на кино с конфетами должна. – <text:span text:style-name="T61">поняха</text:span> <text:span text:style-name="T60">припечатала монетку к прилавку и с любопытством взглянула на меня.</text:span></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text:span text:style-name="T48">А меня зовут Макс. </text:span>Приятно было познакомиться, Эпплджек.</text:p>
      <text:p text:style-name="P42">Я повернулся было уходить.</text:p>
      <text:p text:style-name="P42">– <text:span text:style-name="T51">Э-э-э… Макс</text:span>?</text:p>
      <text:p text:style-name="P42">– Да? – я повернулся обратно.</text:p>
      <text:p text:style-name="P125">Поняха водила копытом по прилавку. <text:span text:style-name="T51">Н</text:span>адвин<text:span text:style-name="T51">утая на лоб шляпа скрывала выражение </text:span>мордочки. </text:p>
      <text:p text:style-name="P11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14"><text:span text:style-name="T34">Импровизированный торговый ларёк из тележки с навесом был уставлен корзинами. Были тут и </text:span><text:soft-page-break/><text:span text:style-name="T34">жёлтые яблоки, и зелёные, и красные и даже оранжевые. Круглые и продолговатые, маленькие и большие, гладкие и в пупырышках.</text:span></text:p>
      <text:p text:style-name="P42">– Сколько стоят вот эти? – указал я на <text:span text:style-name="T52">пирамидку</text:span> красных яблок размером с треть арбуза каждое.</text:p>
      <text:p text:style-name="P42">– Ред Делишес? Две серебряшки.</text:p>
      <text:p text:style-name="P42">– Куча?</text:p>
      <text:p text:style-name="P42">– Ну ты даёшь! – хмыкнула Эпплджек. – Даже не смешно.</text:p>
      <text:p text:style-name="P42">– Неужели штука?</text:p>
      <text:p text:style-name="P42">Поняшка выпрыгнула из-за прилавка и смерила меня долгим взглядом.</text:p>
      <text:p text:style-name="P42">– Слушай, <text:span text:style-name="T50">Макс</text:span>, <text:span text:style-name="T50">ты, </text:span>я вижу, издалека: <text:span text:style-name="T52">я</text:span>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text:span text:style-name="T49">городе</text:span> скажет.</text:p>
      <text:p text:style-name="P42">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49">Раньше за двадцать пять продавала, но в последнее время народ из Понивилля разъезжаться стал, покупателей мало. </text:span>Если для тебя это дорого, вооон за тем прилавком стоит Эппл Коблер, у неё подешевле будет. <text:span text:style-name="T44">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из Додж Джанкшена. Через пару недель вишни и у нас появятся, тогда цена на них упадёт.</text:span></text:p>
      <text:p text:style-name="P116">– <text:span text:style-name="T45">А сколько стоит вот это? – указал я на небольшую прикрытую от солнца мешковиной баночку с содержимым удивительной радужной расцветки.</text:span></text:p>
      <text:p text:style-name="P115">– <text:span text:style-name="T45">Вольт-яблочный джем? У тебя хороший вкус. – уважительно заметила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span></text:p>
      <text:p text:style-name="P119">Поняшка набрала ложечку джема и предложила мне. </text:p>
      <text:p text:style-name="P119">Первые секунды я просто стоял с блаженной улыбкой, ощущая, как ароматный нектар тает на языке. Потом ко мне вернулся дар речи.</text:p>
      <text:p text:style-name="P116">– <text:span text:style-name="T46">Это просто восхитительно! Чудесно! Никогда такого не пробовал! И даже представить не мог, что такая вкуснотень существует!</text:span></text:p>
      <text:p text:style-name="P119">Раскрасневшаяся Эпплджек просто расцвела от моих дифирамбов.</text:p>
      <text:p text:style-name="P117">– <text:span text:style-name="T47">Тебе, как гостю города, сделаю скидку, сахарок. Забирай за шестьдесят.</text:span></text:p>
      <text:p text:style-name="P120">Расплачиваясь, я спросил:</text:p>
      <text:p text:style-name="P120">– Ты, случаем, не знаешь, как пройти к городской библиотеке?</text:p>
      <text:p text:style-name="P126">Эпплджек, вскинув копыто ко лбу, запричитала:</text:p>
      <text:p text:style-name="P121">– <text:span text:style-name="T63">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span></text:p>
      <text:p text:style-name="P127">Тут Эпплджек прервалась и что есть силы замахала кому-то:</text:p>
      <text:p text:style-name="P122">– <text:span text:style-name="T53">Рэр! Эй! Рэр! Давай к нам!</text:span></text:p>
      <text:p text:style-name="P128"><text:span text:style-name="T57">Степенно п</text:span>одошедшая на зов единорожка подчёркнуто отличалась от простоватой фермерши стилем и элегантностью. <text:span text:style-name="T58">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span></text:p>
      <text:p text:style-name="P123">– <text:span text:style-name="T54">Добрый день, Эпплджек. </text:span>– <text:span text:style-name="T54">сдержанно поздоровалась она, незаметно скосив на меня взглядом в </text:span><text:soft-page-break/><text:span text:style-name="T54">немом вопросе.</text:span></text:p>
      <text:p text:style-name="P124">– <text:span text:style-name="T56">Знакомься, сахарок, это Макс! Гость города! </text:span>– <text:span text:style-name="T59">пихнула меня к моднице Эпплджек. </text:span>– <text:span text:style-name="T56">Макс, это Рэрити. Знаменитый модельер, владелица арт-бутика, </text:span></text:p>
      <text:p text:style-name="P126"/>
      <text:p text:style-name="P14"><text:span text:style-name="T34">&lt;</text:span><text:span text:style-name="T21">Макс помогает починить Эпплджек повозку.</text:span><text:span text:style-name="T34">&gt;</text:span></text:p>
      <text:p text:style-name="P14"/>
      <text:p text:style-name="P14"/>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text:p>
      <text:p text:style-name="P42">– Эммм. Добрый день, человек Макс.</text:p>
      <text:p text:style-name="P42">Йопт!</text:p>
      <text:p text:style-name="P42">– Извиняюсь за нескромность, а откуда тебе про меня известно?</text:p>
      <text:p text:style-name="P42">–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32">–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5"/>
      <text:p text:style-name="P5">***</text:p>
      <text:p text:style-name="P2"><text:span text:style-name="T9">–</text:span> Привет, Твайлайт Спаркл! Ещё не поздно?</text:p>
      <text:p text:style-name="P2"><text:span text:style-name="T9">–</text:span> Привет! <text:span text:style-name="T9">–</text:span> Твайлайт оторвалась от полки, поставив на место толстенный пыльный фолиант. <text:span text:style-name="T9">–</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9">–</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9">–</text:span> Это плохо! <text:span text:style-name="T9">–</text:span> Твайлайт помрачнела. <text:span text:style-name="T9">–</text:span> Сон <text:span text:style-name="T9">—</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9">–</text:span> Да, по себе знаю, недосып <text:span text:style-name="T9">—</text:span> одна из паршивейших вещей на свете. <text:span text:style-name="T9">–</text:span> Я уселся на ступеньку лестницы. <text:span text:style-name="T9">– </text:span>Тут такое дело… Тебе удалось что-то узнать про неведомую угрозу, о которой говорила Селестия?</text:p>
      <text:p text:style-name="P2"><text:span text:style-name="T9">–</text:span> Ты про сны о Радужной Фабрике выпускников лётной академии? <text:span text:style-name="T9">–</text:span> Твайлайт отрицательно покачала головой. <text:span text:style-name="T9">–</text:span> Нашла несколько сонников, в самом древнем написано, что сны <text:span text:style-name="T9">—</text:span> ворота в другой мир. Про Фабрику Радуг <text:span text:style-name="T9">—</text:span> ни слова.</text:p>
      <text:p text:style-name="P2"><text:span text:style-name="T9">–</text:span> М-м-м. В описании заклинания Свирл упоминал гармонию. Я и подумал, а что, если это кат-то связано с тобой и твоими друзьями?</text:p>
      <text:p text:style-name="P2"><text:span text:style-name="T9">–</text:span> Хм. Ты так думаешь? <text:span text:style-name="T9">–</text:span> Единорожка вытащила с помощью магии засаленый том из угловой полки с <text:soft-page-break/>знакомым названием: “Основы магического искусства”.</text:p>
      <text:p text:style-name="P2"><text:span text:style-name="T9">–</text:span> М-м-м… “...на укрепление гармонии нашего континуума...”.</text:p>
      <text:p text:style-name="P2">Твайлайт начала в возбуждении ходить по читальному залу.</text:p>
      <text:p text:style-name="P2"><text:span text:style-name="T9">–</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2">заклинание равновесия, в описании к которому есть ссылка на заклинание роста </text:span><text:span text:style-name="T23">(вставить шутку в стиле Влада)</text:span><text:span text:style-name="T2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9">–</text:span> Элементы-шмелементы, <text:span text:style-name="T9">–</text:span> проворчал Спайк, выкарабкиваясь из-под Твайлайт, <text:span text:style-name="T9">–</text:span> привет, Макс (мы с ним виделись пару раз в Кантерлоте). Ты как, не ушиблась? <text:span text:style-name="T9">–</text:span> Дракончик повернулся к единорожке <text:span text:style-name="T9">&lt;</text:span><text:span text:style-name="T17">аликорнице?</text:span><text:span text:style-name="T9">&gt;</text:span>.</text:p>
      <text:p text:style-name="P2"><text:span text:style-name="T9">–</text:span> Да нет, всё в порядке, Спайк. <text:span text:style-name="T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9">–</text:span> Вообще-то говоря, мне каждеся, внешняя сила <text:span text:style-name="T1">—</text:span> это я. Я точно произошёл не в Эквестрии и вообще не в этом мире.</text:p>
      <text:p text:style-name="P2"><text:span text:style-name="T9">–</text:span> Да, логично, <text:span text:style-name="T9">–</text:span> сказала в нос Твайлайт. <text:span text:style-name="T9">–</text:span> Могла бы и сама догадаться.</text:p>
      <text:p text:style-name="P2"><text:span text:style-name="T9">–</text:span> Но проблема в том, что я не знаю, ак помочь вам. Может, я какая-то неправильная сила? <text:span text:style-name="T9">–</text:span> Я поправил платок на носу Твайлайт.</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2"><text:span text:style-name="T9">–</text:span> Да, печально получилось <text:span text:style-name="T9">&lt;</text:span><text:span text:style-name="T17">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oft-page-break/><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9">–</text:span> Нууу, я не думаю, что это описан наша Терра. У нас ничего подобного не водится.</text:p>
      <text:p text:style-name="P2"><text:span text:style-name="T9">–</text:span> Да? Ну ладно. В конце-концов, это всего лишь миф. Свирл Бородатый, правда, упоминал о двух случаях встреч с существами, похожими на вас. <text:span text:style-name="T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9">–</text:span> Печенье испёк Спайк. Он на удивление искусный повар, когда на него находит вдохновение.</text:p>
      <text:p text:style-name="P2"><text:span text:style-name="T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oft-page-break/><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2"><text:span text:style-name="T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9">&lt;</text:span><text:span text:style-name="T16">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9">&gt;</text:span></text:p>
      <text:p text:style-name="P15"/>
      <text:p text:style-name="P2"><text:span text:style-name="T9">–</text:span> Хорошо, у тебя есть какие-то встречные предложения?</text:p>
      <text:p text:style-name="P2">Твайлайт задумчиво прошлась вдоль книжной полки.</text:p>
      <text:p text:style-name="P2"><text:span text:style-name="T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9">–</text:span> Для духа я слишком материален.</text:p>
      <text:p text:style-name="P2"><text:span text:style-name="T9">–</text:span> Я знаю. Но ничего более подходящего в голову не приходит. Приходи завтра после обеда. Хорошо?</text:p>
      <text:p text:style-name="P2"><text:span text:style-name="T9">–</text:span> Хорошо, Твайлайт. Приду. Спокойной ночи!</text:p>
      <text:p text:style-name="P2"><text:span text:style-name="T9">–</text:span> Спокойной ночи, Макс!</text:p>
      <text:p text:style-name="P2"/>
      <text:h text:style-name="P140" text:outline-level="2"/>
      <text:p text:style-name="P14"/>
      <text:p text:style-name="P14"/>
      <text:p text:style-name="P14"/>
      <text:p text:style-name="P14"/>
      <text:p text:style-name="P15">&lt;<text:span text:style-name="T1">Обосновать появление пландерсидов в Вечнодиком лесу тем, что к нему сбегается магия со всей </text:span><text:soft-page-break/><text:span text:style-name="T1">Эквестрии — из Вечнодикого леса она распространилась по миру и к нему она возвращается во время коллапса</text:span>&gt;</text:p>
      <text:p text:style-name="P15"/>
      <text:p text:style-name="P21">&lt;<text:span text:style-name="T17">самолёт в эквестрию проваливается во время </text:span><text:span text:style-name="T1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4">&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2"/>
      <text:p text:style-name="P48">&lt;<text:span text:style-name="T1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5">***</text:p>
      <text:p text:style-name="P15"/>
      <text:p text:style-name="P2"><text:span text:style-name="T9">&lt;Луна - </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39"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7">&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6">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9">–</text:span> Шанту?</text:p>
      <text:p text:style-name="P2"><text:soft-page-break/><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5">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9">&lt;</text:span><text:span text:style-name="T17">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16">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5">***</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16">???</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oft-page-break/><text:span text:style-name="T9">–</text:span> Принцесса…</text:p>
      <text:p text:style-name="P2"><text:span text:style-name="T9">–</text:span> Луна, мой дорогой. Для тебя <text:span text:style-name="T9">—</text:span> Луна…</text:p>
      <text:p text:style-name="P2">...</text:p>
      <text:p text:style-name="P2"/>
      <text:h text:style-name="P139" text:outline-level="2">Рейд пони-рэйнджеров-2 (<text:span text:style-name="T1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16">гидрорысью</text:span><text:span text:style-name="T9">&gt;</text:span> и нападением <text:span text:style-name="T9">&lt;</text:span><text:span text:style-name="T16">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16">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 </text:span>Душновато как-то, <text:span text:style-name="T9">–</text:span> Селестия встала с подушек и приоткрыла дверь на балкон. <text:span text:style-name="T9">–</text:span> Тебе не холодно?</text:p>
      <text:p text:style-name="P2"><text:span text:style-name="T9">–</text:span> Нет, вполне тепло. <text:span text:style-name="T9">–</text:span> Я тоже встал с подушек размять затёкшие ноги.</text:p>
      <text:p text:style-name="P2"><text:span text:style-name="T9">–</text:span> Уборная там. <text:span text:style-name="T9">–</text:span> Селестия показала на неприметную дверцу за занавеской в углу.</text:p>
      <text:p text:style-name="P2"><text:span text:style-name="T9">–</text:span> Как ты догадалась? <text:span text:style-name="T9">–</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9">&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9">–</text:span> То есть, Кимеринн видел человека у развалин замка?</text:p>
      <text:p text:style-name="P2"><text:span text:style-name="T9">–</text:span> Скорее всего, да. Правда, впоследствии он уже не был так уверен <text:span text:style-name="T9">—</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9">–</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9">–</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9">–</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text:soft-page-break/>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9" text:outline-level="2">В библиотеке замка Селестии</text:h>
      <text:p text:style-name="P8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16">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16">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16">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text:soft-page-break/>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9" text:outline-level="2">Понивилль</text:h>
      <text:p text:style-name="P2"/>
      <text:h text:style-name="P13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9" text:outline-level="2">Первый сеанс двойного сна. Рэрити</text:h>
      <text:p text:style-name="P2"/>
      <text:p text:style-name="P2"><text:span text:style-name="T9">&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6">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9" text:outline-level="2">Сон Макса</text:h>
      <text:p text:style-name="P80"/>
      <text:p text:style-name="P2"><text:span text:style-name="T9">&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9">–</text:span> Готова, <text:span text:style-name="T9">–</text:span> процедила она.</text:p>
      <text:p text:style-name="P32">В сон отправились сразу три пони <text:span text:style-name="T9">—</text:span> Рэрити, Рэйнбоу Дэш и Пинки. Пинки после пробуждения Макса пробуждается безумной <text:span text:style-name="T9">—</text:span> Твайлайт пытается её лечить</text:p>
      <text:p text:style-name="P2"><text:span text:style-name="T16">Эгрегор Эквестрии </text:span><text:span text:style-name="T19">—</text:span><text:span text:style-name="T16"> Селестия </text:span><text:span text:style-name="T19">—</text:span><text:span text:style-name="T16"> на кончике главного рога Анакорна</text:span><text:span text:style-name="T9">&gt;</text:span></text:p>
      <text:p text:style-name="P5">***</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oft-page-break/><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oft-page-break/><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2"><text:span text:style-name="T16">У Твайлайт после видения гибели Кимеринна появились морщинки возле глаз</text:span><text:span text:style-name="T9">&gt;</text:span></text:p>
      <text:p text:style-name="P2"/>
      <text:h text:style-name="P13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16">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oft-page-break/><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16">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2"><text:span text:style-name="T19">–</text:span><text:span text:style-name="T16"> Пинки? </text:span><text:span text:style-name="T19">–</text:span><text:span text:style-name="T16"> Дэш сморщила нос. </text:span><text:span text:style-name="T19">–</text:span><text:span text:style-name="T16"> Я скажу ей, чтоб больше не </text:span><text:span text:style-name="T19">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16">В Кантерлоте Макс присутствует на церемонии прощания с Кимеринном</text:span><text:span text:style-name="T9">&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oft-page-break/><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lt;</text:span><text:span text:style-name="T16">Аликорны </text:span><text:span text:style-name="T19">—</text:span><text:span text:style-name="T16"> элементали. Они воплощают в себе какую-либо сторону чаяний и настроений сообщества пони. Анакорн </text:span><text:span text:style-name="T19">—</text:span><text:span text:style-name="T16"> супераликорн, элементаль всего мира</text:span><text:span text:style-name="T9">&gt;</text:span></text:p>
      <text:p text:style-name="P15"/>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19">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text:soft-page-break/>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oft-page-break/><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16">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h text:style-name="P139"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9">&lt;</text:span><text:span text:style-name="T16">Вкратце суть сна Рэрити.</text:span></text:p>
      <text:p text:style-name="P2"><text:span text:style-name="T16">Она проснулась в мире Терры веб-дизайнером. И мир Эквестрии ей только снился </text:span><text:span text:style-name="T19">—</text:span><text:span text:style-name="T16"> и быстро начал забываться. Т.е. мир Эквестрии - всего лишь сон терранского парня (девушки?)</text:span></text:p>
      <text:p text:style-name="P2"><text:span text:style-name="T16">к экрану - очередь из пони (пони пропадают из Эквестрии). В очереди близко к экрану </text:span><text:span text:style-name="T19">—</text:span><text:span text:style-name="T16"> Селестия. Рэрити </text:span><text:span text:style-name="T19">—</text:span><text:span text:style-name="T16"> без очереди (у неё </text:span><text:span text:style-name="T19">—</text:span><text:span text:style-name="T16"> билет-пропуск от Индрэ).</text:span></text:p>
      <text:p text:style-name="P2"><text:span text:style-name="T16">Рэрити проснулась парнем, т.к. в Эквестрии </text:span><text:span text:style-name="T19">—</text:span><text:span text:style-name="T16"> матриархат, роль терранских мужчин там несут кобылы.</text:span></text:p>
      <text:p text:style-name="P2"><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9">&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9">—</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9">&lt;</text:span><text:span text:style-name="T16">Влад рассказывает Максу о своём сне </text:span><text:span text:style-name="T19">—</text:span><text:span text:style-name="T16"> как он был поняхой, а потом проснулся в мире Терры</text:span><text:span text:style-name="T9">&gt;</text:span></text:p>
      <text:p text:style-name="P15"/>
      <text:p text:style-name="P2"><text:span text:style-name="T9">– </text:span>... я слишком приблизилась к экрану и меня стало тянуть к нему. Пони, ждущий своей очереди, еле увернулся от меня <text:span text:style-name="T9">—</text:span> так быстро я неслась к экрану, <text:span text:style-name="T9">–</text:span> возбуждённо говорила Рэрити, <text:span text:style-name="T9">–</text:span> но тут… <text:span text:style-name="T9">–</text:span> она запнулась.</text:p>
      <text:p text:style-name="P2"><text:span text:style-name="T9">–</text:span> Да? Что “тут”? <text:span text:style-name="T9">–</text:span> Твайлайт была вся внимание.</text:p>
      <text:p text:style-name="P2"><text:span text:style-name="T9">–</text:span> Тут я проснулась.</text:p>
      <text:p text:style-name="P2"><text:span text:style-name="T9">–</text:span> О, понятно. Я была вынуждена прервать ваше сновидение, так как Макс очень плохо выглядел. <text:span text:style-name="T9">–</text:span> <text:span text:style-name="T1">о</text:span>бъяснила Твайлайт. <text:span text:style-name="T9">–</text:span> В твоих манекенах в бутике больше жизни, чем тогда было в нём <text:span text:style-name="T9">–</text:span> она указала копытом на меня. <text:span text:style-name="T9">–</text:span> Но даже то, что ты успела увидеть, очень интересно. Сфера из светящихся пони <text:span text:style-name="T9">–</text:span> это, конечно же, Эгрегор Эквестрии. Место, откуда берутся и куда уходят все пони</text:p>
      <text:p text:style-name="P2">(<text:span text:style-name="T9">&lt;</text:span><text:span text:style-name="T16">согласовать с тем, что говорил Анакорн о Р/Д</text:span><text:span text:style-name="T9">&gt;</text:span>). </text:p>
      <text:p text:style-name="P2">Об этом Эгрегоре пишется в книге <text:span text:style-name="T9">&lt;</text:span><text:span text:style-name="T16">Изменчивой Магии</text:span><text:span text:style-name="T9">&gt;</text:span>. То, что Рэрити удалось его увидеть <text:span text:style-name="T9">—</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9">&lt;</text:span><text:span text:style-name="T16">обоснование сна для Р/Д. РД видит несколько вариантов историй с Mane6 </text:span><text:span text:style-name="T19">—</text:span><text:span text:style-name="T16"> и с собой + Леро </text:span><text:span text:style-name="T19">—</text:span><text:span text:style-name="T16"> намёк на несовместимые фанфики</text:span></text:p>
      <text:p text:style-name="P2"><text:span text:style-name="T16">Пинки видит кошмар (кексики) и сходит с ума. И ещё она видит как Селестия стала Матрицей (подпрограммой Нексуса)</text:span><text:span text:style-name="T9">&gt;</text:span></text:p>
      <text:p text:style-name="P2"/>
      <text:p text:style-name="P2"><text:span text:style-name="T9">–</text:span> Хммм… <text:span text:style-name="T9">–</text:span> Твайлайт в задумчивости остановилась перед одной из полок. <text:span text:style-name="T9">–</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9">–</text:span> И самое главное… <text:span text:style-name="T9">–</text:span> Рэрити задумчиво потерла висок. <text:span text:style-name="T9">–</text:span> В той очереди, совсем близко к экрану стояла она…</text:p>
      <text:p text:style-name="P2"><text:span text:style-name="T9">–</text:span> Кто <text:span text:style-name="T9">—</text:span> она? <text:span text:style-name="T9">–</text:span> повернулась Твайлайт.</text:p>
      <text:p text:style-name="P2"><text:span text:style-name="T9">–</text:span> Её Высочество, принцесса Селестия...</text:p>
      <text:p text:style-name="P2"/>
      <text:p text:style-name="P2"><text:span text:style-name="T9">&lt;</text:span><text:span text:style-name="T16">Подходя к замку Принцесс, Дэш рассказывает Максу обо сне, который она утаила - с Леро.</text:span><text:span text:style-name="T9">&gt;</text:span> </text:p>
      <text:p text:style-name="P2"/>
      <text:p text:style-name="P2"><text:span text:style-name="T9">&lt;</text:span><text:span text:style-name="T16">Кто следующий готов рассказывать?</text:span></text:p>
      <text:p text:style-name="P32">Пинки дёрнулась на месте, но промолчала.</text:p>
      <text:p text:style-name="P2"><text:soft-page-break/><text:span text:style-name="T19">–</text:span><text:span text:style-name="T16"> Я расскажу, - шагнула вперёд радужная пегаска. </text:span><text:span text:style-name="T19">–</text:span><text:span text:style-name="T16"> Хотя вряд ли ты узнаешь что-то полезное. Там галиматья какая-то…</text:span><text:span text:style-name="T9">&gt;</text:span></text:p>
      <text:p text:style-name="P2"/>
      <text:p text:style-name="P2"><text:span text:style-name="T9">&lt;</text:span><text:span text:style-name="T16">Сон РД:</text:span></text:p>
      <text:p text:style-name="P32">...Неприятный зудящий звук, включается картинка. /сюжет из праздника падающих листьев (РД наблюдает саму себя) <text:span text:style-name="T9">–</text:span> original story <text:span text:style-name="T9">–</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9">—</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9">—</text:span> она становится Пинкаминой из-за её сна <text:span text:style-name="T9">—</text:span> “Кексиков”. Также она видит во сне центр Эгрегора Эквестрии <text:span text:style-name="T9">—</text:span> Селестию. И она видит, как Селестия превращается в набор цифр и уходит в экран <text:span text:style-name="T9">—</text:span> в мир Терры.</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6">В мире Терры они ищут Селестию. В конце-концов Макс находит её в кибермозге </text:span><text:span text:style-name="T19">—</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6">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3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9">–</text:span> У-у-у <text:span text:style-name="T9">–</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9">–</text:span> Странно, я думала, буду последней. Ведь я опоздала на двадцать минут, а Флатти и Эй-Джей не любят опаздывать.<text:span text:style-name="T9">&lt;</text:span><text:span text:style-name="T17">Привести эти же фразы в оригинале</text:span><text:span text:style-name="T9">&gt;</text:span></text:p>
      <text:p text:style-name="P2"><text:span text:style-name="T9">–</text:span> Он<text:span text:style-name="T1">и</text:span> не придут. <text:span text:style-name="T9">–</text:span> Твайлайт закрыла фолиант и аккуратно вернула его на полку. <text:span text:style-name="T9">–</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9">–</text:span> Знакомься, Макс, <text:span text:style-name="T9">–</text:span> начала представлять человека Твайлайт. <text:span text:style-name="T9">–</text:span> Это Пинки Пай…</text:p>
      <text:p text:style-name="P2"><text:span text:style-name="T9">–</text:span> Очень приятно, Макс.</text:p>
      <text:p text:style-name="P24">“Макс? Его зовут Макс? Я помню его под другим именем. У него было двухсложное имя. Не помню…”</text:p>
      <text:p text:style-name="P2"><text:span text:style-name="T9">–</text:span> Рэрити. <text:span text:style-name="T9">–</text:span> Твайлайт представила светло-серую единорожку, которая чуть склонила голову в приветствии.</text:p>
      <text:p text:style-name="P2"><text:span text:style-name="T9">–</text:span> Макс. <text:span text:style-name="T9">–</text:span> <text:span text:style-name="T1">к</text:span>ивнул ей в ответ человек.</text:p>
      <text:p text:style-name="P24">“И волосы у него были длинные… И была шерсть на лице… Но глаза - глаза те же…”</text:p>
      <text:p text:style-name="P2">Макс повернулся к ней.</text:p>
      <text:p text:style-name="P2"><text:span text:style-name="T9">–</text:span> Рэйнбоу Дэш. <text:span text:style-name="T9">–</text:span> <text:span text:style-name="T1">п</text:span>редставилась Дэш, всё ещё пытаясь вспомнить нечто ускользающее.</text:p>
      <text:p text:style-name="P2"><text:span text:style-name="T9">–</text:span> Макс. <text:span text:style-name="T9">–</text:span> <text:span text:style-name="T1">з</text:span>акончил представляться человек.</text:p>
      <text:p text:style-name="P24">“Леро! Его звали Леро!”</text:p>
      <text:p text:style-name="P2">Картинка перед глазами Дэш поплыла…</text:p>
      <text:p text:style-name="P2"/>
      <text:h text:style-name="P13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9">–</text:span> Ну это мы ещё посмотрим, <text:span text:style-name="T9">–</text:span> сцепив зубы, зло прищурилась пегаска.</text:p>
      <text:p text:style-name="P2"/>
      <text:h text:style-name="P13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9">–</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9">&lt;</text:span><text:span text:style-name="T16">Концепция абсолютного зла. Вычеркнуть кого-то из бытия.</text:span></text:p>
      <text:p text:style-name="P2"><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9">&gt;</text:span></text:p>
      <text:p text:style-name="P2"/>
      <text:h text:style-name="P139" text:outline-level="2">Четвёртый сон РД. Объединяющий</text:h>
      <text:p text:style-name="P2"/>
      <text:p text:style-name="P2">Рэйнбоу Дэш встала и посмотрела на застывшее внизу тело.</text:p>
      <text:p text:style-name="P24">“Значит, всё. Вот как это бывает.”</text:p>
      <text:p text:style-name="P2">Она расправила левое крыло.</text:p>
      <text:p text:style-name="P2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9">&lt;</text:span><text:span text:style-name="T17">Именно эту сферу (уменьшеную до глобуса) покажет Анакорн Максу во время беседы</text:span><text:span text:style-name="T9">&gt;</text:span> Казалось, сфера хочет разлететься на тысячи подобных сфер, но какая-то сила удерживает их вместе…</text:p>
      <text:p text:style-name="P5">***</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9">–</text:span> Пинки, что с тобой? <text:span text:style-name="T9">–</text:span> Твайлайт склонилась над розовой пони. <text:span text:style-name="T9">–</text:span> У тебя волосы распрямились. И поседели.</text:p>
      <text:p text:style-name="P2"><text:span text:style-name="T9">–</text:span> Как поседели?! <text:span text:style-name="T9">–</text:span> <text:span text:style-name="T1">в</text:span>оскликнула Рэрити, тоже склоняясь над Пинки. <text:span text:style-name="T9">–</text:span> Дорогая, но ты слишком молода для седины! Я могу порекомендовать тебе очень хороший лосьон…</text:p>
      <text:p text:style-name="P2"><text:span text:style-name="T9">–</text:span> Дайте ей рассказать сон, <text:span text:style-name="T9">–</text:span> протиснулась между подруг РД. <text:span text:style-name="T9">–</text:span> Что ты…</text:p>
      <text:p text:style-name="P2"><text:span text:style-name="T9">–</text:span> А<text:span text:style-name="T1">АА</text:span>!!! <text:span text:style-name="T9">–</text:span> Пинки тонко вскрикнула и затряслась, глядя на РД полными ужаса глазами.</text:p>
      <text:p text:style-name="P2"><text:span text:style-name="T9">–</text:span> Ты чего? <text:span text:style-name="T9">–</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9">–</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9">–</text:span> Пинки, дорогая, успокойся, <text:span text:style-name="T9">–</text:span> успокоительно проворковала Рэрити, заслонив РД и принявшись обтирать ей лоб влажным полотенцем, <text:span text:style-name="T9">–</text:span> что бы это ни было, оно уже прошло. Ты проснулась.</text:p>
      <text:p text:style-name="P2"><text:span text:style-name="T9">–</text:span> Если тебе тяжело вспоминать сон, не мучайся, <text:span text:style-name="T9">–</text:span> обратилась Твайлайт.</text:p>
      <text:p text:style-name="P2"><text:span text:style-name="T9">–</text:span> Мне не тяжело, - пробормотала Пинки. Вид Рэрити её явно успокаивал. <text:span text:style-name="T9">–</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9">–</text:span> Постой-постой, Пинки. Кто <text:span text:style-name="T1">—</text:span> она? Какое облако? Какая открытая дверь? <text:span text:style-name="T9">–</text:span> <text:span text:style-name="T1">з</text:span>апуталась Твайлайт.</text:p>
      <text:p text:style-name="P2"><text:span text:style-name="T9">–</text:span> Там была дверь. Неподалёку от шара. Или окно <text:span text:style-name="T1">—</text:span> не помню. В него прыгали пони из шара. И туда улетела Она в виде облака цифр. <text:span text:style-name="T9">–</text:span> Пинки растерялась и наморщила лоб, пытаясь вспомнить.</text:p>
      <text:p text:style-name="P2"><text:span text:style-name="T9">–</text:span> А кто такая “Она”? <text:span text:style-name="T9">–</text:span> не выдержала Дэш.</text:p>
      <text:p text:style-name="P2"><text:span text:style-name="T9">– </text:span><text:span text:style-name="T1">ААА</text:span>!!! <text:span text:style-name="T9">–</text:span> Пинки бросила взгляд на РД и забилась в истерике. <text:span text:style-name="T9">–</text:span> Дэш, пожалуйста, я не хотела! Это не я, я не могла! Просто не могла, пойми! Прости меня! <text:span text:style-name="T9">–</text:span> Розовая кобылка в беспамятстве опустилась на пол, закрывая глаза копытами.</text:p>
      <text:p text:style-name="P2"><text:span text:style-name="T9">–</text:span> Это неестественные страдания. <text:span text:style-name="T9">–</text:span> пробормотала Твайлайт. <text:span text:style-name="T9">–</text:span> Пинки никогда не впадала в отчаяние НАСТОЛЬКО глубоко. И по такому пустячному поводу, как какой-то сон.</text:p>
      <text:p text:style-name="P2"><text:span text:style-name="T9">–</text:span> Бедняжка, <text:span text:style-name="T9">–</text:span> прошептала Рэрити, <text:span text:style-name="T9">–</text:span> у неё сейчас вид как у <text:span text:style-name="T9">&lt;</text:span><text:span text:style-name="T16">сумасшедшей кобылы</text:span><text:span text:style-name="T9">&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9">–</text:span> Мда. <text:span text:style-name="T9">–</text:span> Твайлайт беспомощно уставилась в закрывшуюся дверь. <text:span text:style-name="T9">–</text:span> Индрэ не предупреждал о таких последствиях <text:span text:style-name="T9">&lt;</text:span><text:span text:style-name="T16">добавить сочувствия</text:span><text:span text:style-name="T9">&gt;</text:span>.</text:p>
      <text:p text:style-name="P2"/>
      <text:p text:style-name="P2"><text:span text:style-name="T9">&lt;</text:span><text:span text:style-name="T16">После этого случая Тавйлайт решает прекратить сеансы двойного сна. Сеанса с ЭйДжей и Флатти не будет</text:span><text:span text:style-name="T9">&gt;</text:span></text:p>
      <text:p text:style-name="P2"/>
      <text:h text:style-name="P139" text:outline-level="2"><text:soft-page-break/>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17">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17">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oft-page-break/><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9" text:outline-level="2">Поиск решения</text:h>
      <text:p text:style-name="P80"/>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5"/>
      <text:p text:style-name="P2"><text:span text:style-name="T9">&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6"> Луна создаёт обратный коридор в срок.</text:span><text:span text:style-name="T9">&gt;</text:span></text:p>
      <text:p text:style-name="P2"/>
      <text:h text:style-name="P13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17">Дуглас </text:span><text:span text:style-name="T19">—</text:span><text:span text:style-name="T17"> </text:span><text:span text:style-name="T19">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16">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16">двухмесячной</text:span><text:span text:style-name="T9">&gt;</text:span> давности осталось лишь направление движения.</text:p>
      <text:p text:style-name="P2">И опять, как <text:span text:style-name="T9">&lt;</text:span><text:span text:style-name="T16">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16">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9">&lt;</text:span><text:span text:style-name="T16">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3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16">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3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4">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16">Не следует противопоставлять злу ещё большее зло - это только усилит его — </text:span><text:span text:style-name="T17">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16">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16">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16">расширить</text:span><text:span text:style-name="T9">&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16">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16">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16">пять</text:span><text:span text:style-name="T9">&gt;</text:span>длинную прореху в куртке, <text:span text:style-name="T9">&lt;</text:span><text:span text:style-name="T16">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16">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16">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16">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16">улучшить</text:span><text:span text:style-name="T9">&gt;</text:span>. А тот случай, когда мне пришлось зашивать тебе куртку после нападения убийц <text:span text:style-name="T9">&lt;</text:span><text:span text:style-name="T16">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9" text:outline-level="2">След?</text:h>
      <text:p text:style-name="P80"/>
      <text:p text:style-name="P2"><text:span text:style-name="T9">&lt;</text:span><text:span text:style-name="T16">сначала эпизод - проверка сумки в серверной</text:span><text:span text:style-name="T9">&gt;</text:span></text:p>
      <text:p text:style-name="P2"><text:span text:style-name="T9">&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16">“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16">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16">Расширить сцену в кафе. Ожидание, подьём и… падение ожиданий</text:span><text:span text:style-name="T9">&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16">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9" text:outline-level="2">Озарение</text:h>
      <text:p text:style-name="P2"/>
      <text:p text:style-name="P2"><text:span text:style-name="T9">&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oft-page-break/><text:span text:style-name="T9">– </text:span>Ну хорошо. Убедила. В конце-концов, можем поступить так. Вы с Флатти вернётесь обратно а я продолжу поиски здесь.</text:p>
      <text:p text:style-name="P64"><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64"><text:span text:style-name="T9">– </text:span>Вы можете связываться со мной раз в месяц по коридору.</text:p>
      <text:p text:style-name="P64"><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9">– </text:span>Конечно оставаться. Кто ещё, кроме нас, может найти её?</text:p>
      <text:p text:style-name="P64"><text:span text:style-name="T9">– </text:span>Я думал, ты не сможешь оставить Энджела и всех остальных надолго.</text:p>
      <text:p text:style-name="P64"><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9">– </text:span>Извини, Флаттершай, забылся.</text:p>
      <text:p text:style-name="P69"><text:span text:style-name="T9">– </text:span>Та ладно, я ж не против, – возразила Эпплджек. – Не парься, Флатти. Было б хуже, если б он <text:s/>назвал меня Эпплджек на людях.</text:p>
      <text:p text:style-name="P69"><text:span text:style-name="T9">– </text:span>Ты так... – запнулась Флаттершай. – Так быстро забыла свою ферму. И...</text:p>
      <text:p text:style-name="P69"><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9">– </text:span>Как ты можешь так говорить? – расплакалась Флаттершай.</text:p>
      <text:p text:style-name="P69"><text:span text:style-name="T9">– </text:span>Эй, девушки, не ссорьтесь! Мы — одна команда! И надеюсь, останемся ею и в дальнейшем. </text:p>
      <text:list xml:id="list3126550198651013180" text:style-name="L5">
        <text:list-header>
          <text:p text:style-name="P13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pan text:style-name="T9">– </text:span>А если нет? – Эпплджек смотрела мне мне прямо в глаза.</text:p>
      <text:list xml:id="list221534240182543" text:continue-numbering="true" text:style-name="L5">
        <text:list-header>
          <text:p text:style-name="P130">Я молча пожал плечами. Эпплджек уверенно продолжила.</text:p>
        </text:list-header>
      </text:list>
      <text:p text:style-name="P69"><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9">– </text:span>Спасибо, ЭйДжей.</text:p>
      <text:p text:style-name="P69"><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1532729616529" text:continue-numbering="true" text:style-name="L5">
        <text:list-header>
          <text:p text:style-name="P130"><text:soft-page-break/>Флаттершай пробормотала нечто, показавшееся мне знакомым.</text:p>
        </text:list-header>
      </text:list>
      <text:p text:style-name="P69"><text:span text:style-name="T9">– </text:span>Флатти, ты что-то сказала? Я не расслышал.</text:p>
      <text:p text:style-name="P69"><text:span text:style-name="T9">– </text:span>Намерение Изменяет Реальность.</text:p>
      <text:p text:style-name="P69"><text:span text:style-name="T9">– </text:span>Эээ. А где ты слышала эту фразу, если не секрет?</text:p>
      <text:p text:style-name="P69"><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1534499129599" text:continue-numbering="true" text:style-name="L5">
        <text:list-header>
          <text:p text:style-name="P130">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9">– </text:span>Флатти, ЭйДжей, буду через час. Ждите!</text:p>
      <text:p text:style-name="P64"/>
      <text:h text:style-name="P138" text:outline-level="2">Почти.</text:h>
      <text:p text:style-name="P78"/>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9">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38" text:outline-level="2">Дискорд</text:h>
      <text:p text:style-name="P80"/>
      <text:p text:style-name="P78">Девушки поспешно собирались, пока я растолковывал им задачу.</text:p>
      <text:p text:style-name="P78"><text:span text:style-name="T9">–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9">– </text:span>Это тот твой приятель, который разбился с полгода назад? – спросила Эпплджек.</text:p>
      <text:p text:style-name="P78"><text:span text:style-name="T9">– </text:span>Да, это он.</text:p>
      <text:p text:style-name="P78"><text:span text:style-name="T9">– </text:span>А как мы попадём в его квартиру? Там сейчас кто-то живёт? – Флаттершай прыгала на одной ноге, натягивая кед.</text:p>
      <text:p text:style-name="P7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16">Плохо написано!</text:span><text:span text:style-name="T9">&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9">– </text:span>Макс, что случилось? У нас проблемы?</text:p>
      <text:p text:style-name="P7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9">– </text:span>Так что, будем ломать дверь? – Эпплджек критически осмотрелась, подмечая бабулек на лавочке и зевак во внутреннем скверике.</text:p>
      <text:p text:style-name="P79"><text:span text:style-name="T9">– </text:span>Нет нужды. Лучше станьте-ка сзади меня так, чтобы заслонить от этих бабулек и от вооон той камеры наблюдения.</text:p>
      <text:list xml:id="list4874136663826968957" text:style-name="L6">
        <text:list-header>
          <text:p text:style-name="P13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100"><text:span text:style-name="T9">–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100"><text:span text:style-name="T9">– </text:span>Макс, тут окно разбито! И верёвка какая-то висит. – крикнула Флаттершай из кухни.</text:p>
      <text:p text:style-name="P100"><text:span text:style-name="T9">–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9">–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0">Он приподнял панамку, дурашливо здороваясь.</text:p>
      <text:p text:style-name="P100"><text:span text:style-name="T9">– </text:span>Оп-па! – пробормотала Эпплджек. – Нежданчик!</text:p>
      <text:p text:style-name="P100"><text:span text:style-name="T9">– </text:span>Ты, я вижу, времени не терял, – моя рука под прикрытием стола медленно тянулась к тяжёлой фарфоровой кружке, стоящей на краю.</text:p>
      <text:p text:style-name="P8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1"><text:span text:style-name="T9">– </text:span>А почему ты вообще решил искать нас тут? – спросила Эпплджек. – Приехал бы домой. Мы б тебя чаем напоили.</text:p>
      <text:p text:style-name="P81"><text:span text:style-name="T9">– </text:span>Видишь ли, дорогая Эй-Джей, я с самого начала знал, где находится наша уважаемая принцесса, а времени в обрез, так что...</text:p>
      <text:p text:style-name="P87">В проёме дверей появилась Флаттершай.</text:p>
      <text:p text:style-name="P81"><text:span text:style-name="T9">– </text:span>С кем это вы тут разговариваете?</text:p>
      <text:list xml:id="list7042176770120210544" text:style-name="L7">
        <text:list-header>
          <text:p text:style-name="P10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1">– Жанна, Флатти, хватайте ноут и на выход! Я с ним разберусь! Не теряйте вре...!</text:p>
      <text:p text:style-name="P81">– ТЫ ИДИО...!!!</text:p>
      <text:p text:style-name="P81">Дискорд <text:s/>зорал одновременно со мной, прикрываясь от меня руками, когда раздался оглушительный</text:p>
      <text:p text:style-name="P81">...</text:p>
      <text:p text:style-name="P82">БАХ!!!</text:p>
      <text:p text:style-name="P81">…</text:p>
      <text:p text:style-name="P81"><text:soft-page-break/>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39" text:outline-level="2">Селестия</text:h>
      <text:p text:style-name="P100"/>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0">–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text:soft-page-break/>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88">– Ффы, тьфу, пффф, пфу! <text:span text:style-name="T9">&lt;</text:span><text:span text:style-name="T16">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
      <text:p text:style-name="P92">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text:soft-page-break/>– Дискорд, миленький, прости его. Макс хороший. Он просто не знал, что ты тоже хороший...</text:p>
      <text:p text:style-name="P88">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lt;<text:span text:style-name="T17">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text:soft-page-break/>этого Эпплджек.</text:p>
      <text:p text:style-name="P92">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2">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92">– И что? – продолжила его мысль Эпплджек.</text:p>
      <text:p text:style-name="P92">– Эквестрийские <text:span text:style-name="T9">&lt;</text:span><text:span text:style-name="T16">три месяца</text:span><text:span text:style-name="T9">&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88"/>
      <text:h text:style-name="P139" text:outline-level="2">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9">&lt;</text:span><text:span text:style-name="T16">полгода</text:span><text:span text:style-name="T9">&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4"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9">–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
      <text:p text:style-name="P64"><text:span text:style-name="T1">&lt;</text:span><text:span text:style-name="T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17">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5">старом аналоговом телевизоре.</text:span></text:p>
      <text:p text:style-name="P71">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pan text:style-name="T14">–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9">&lt;</text:span>упомянуть в эпизоде на Терре, что МЛП-сериал закрылся год назад<text:span text:style-name="T9">&gt;</text:span></text:p>
      <text:p text:style-name="P69"><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text:soft-page-break/>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9">&lt;</text:span><text:span text:style-name="T19">чёрт</text:span><text:span text:style-name="T9">&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5">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9">–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9">–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2"><text:span text:style-name="T9">– </text:span>Факн щит<text:note text:id="ftn13" text:note-class="footnote"><text:note-citation>13</text:note-citation><text:note-body><text:p text:style-name="P9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text:soft-page-break/>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9">&lt;</text:span><text:span text:style-name="T16">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6">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
      <text:p text:style-name="P69">– Привет, Макс. – образ Селестии снова реял передо мной, как <text:span text:style-name="T9">&lt;</text:span><text:span text:style-name="T16">полгода</text:span><text:span text:style-name="T9">&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lt;<text:span text:style-name="T16"> - Ты морочила мне яйца, чтобы заинтересовать? Всё, как Свирл указал?</text:span></text:p>
      <text:p text:style-name="P66">–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6">Я покачал головой.</text:p>
      <text:p text:style-name="P69"><text:span text:style-name="T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 Как вам это нравится, господа?! Дискорд — спаситель Эквестрии! А ведь звучит!!! Разрешите откланяться!..</text:p>
      <text:p text:style-name="P88"/>
      <text:list xml:id="list5020045263942363854" text:style-name="L8">
        <text:list-header>
          <text:p text:style-name="P132">(<text:span text:style-name="T23">Луна — как повелительница снов, слышала разговор Макса с Анакорном</text:span>)</text:p>
          <text:p text:style-name="P133"/>
        </text:list-header>
      </text:list>
      <text:p text:style-name="P89">***</text:p>
      <text:p text:style-name="P64"><text:span text:style-name="T1">–</text:span> Ты?..</text:p>
      <text:p text:style-name="P64"><text:span text:style-name="T1">–</text:span> Ты??!</text:p>
      <text:p text:style-name="P64"><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64">Я опустил руку на шею Дэш и ощутил теплоту и лёгкое покалывание в пустоте.</text:p>
      <text:p text:style-name="P64"><text:span text:style-name="T9">–</text:span> Мне кажется, Дэш, <text:span text:style-name="T1">м</text:span>ы найдём способ связаться. Рано или поздно.</text:p>
      <text:p text:style-name="P64"><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39" text:outline-level="2">Земля</text:h>
      <text:p text:style-name="P67">Музыкальная тема из бегущего по лезвию бритвы — <text:span text:style-name="T9">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62"><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4"/>
      <text:p text:style-name="P64"/>
      <text:p text:style-name="P64"/>
      <text:p text:style-name="P64"/>
      <text:p text:style-name="P7"/>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17">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16">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4"/>
      <text:p text:style-name="P64"/>
      <text:p text:style-name="P64"/>
      <text:p text:style-name="P64"/>
      <text:p text:style-name="P98"/>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9T22:15:32.134799333</dc:date>
    <meta:editing-duration>P62DT9H56M44S</meta:editing-duration>
    <meta:editing-cycles>2856</meta:editing-cycles>
    <meta:generator>LibreOffice/5.0.2.2$Linux_X86_64 LibreOffice_project/00m0$Build-2</meta:generator>
    <meta:document-statistic meta:table-count="0" meta:image-count="0" meta:object-count="0" meta:page-count="135" meta:paragraph-count="2800" meta:word-count="62447" meta:character-count="414421" meta:non-whitespace-character-count="351751"/>
  </office:meta>
</office:document-meta>
</file>